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iberation Mono" svg:font-family="'Liberation Mono', 'Courier New'" style:font-family-generic="modern"/>
    <style:font-face style:name="NSimSun1" svg:font-family="NSimSun" style:font-family-generic="modern"/>
    <style:font-face style:name="Arial1" svg:font-family="Arial" style:font-family-generic="swiss"/>
    <style:font-face style:name="Microsoft YaHei" svg:font-family="'Microsoft YaHei'" style:font-pitch="variable"/>
    <style:font-face style:name="NSimSun2" svg:font-family="NSimSu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Arial2" svg:font-family="Arial" style:font-family-generic="swiss" style:font-pitch="variable"/>
    <style:font-face style:name="Liberation Sans" svg:font-family="'Liberation Sans', Arial" style:font-family-generic="swiss" style:font-pitch="variable"/>
    <style:font-face style:name="Arial" svg:font-family="Arial" style:font-family-generic="system" style:font-pitch="variable"/>
    <style:font-face style:name="NSimSun" svg:font-family="NSimSun" style:font-family-generic="system" style:font-pitch="variable"/>
  </office:font-face-decls>
  <office:automatic-styles>
    <style:style style:name="P1" style:family="paragraph" style:parent-style-name="Preformatted_20_Text" style:master-page-name="Standard">
      <style:paragraph-properties fo:margin-left="0cm" fo:margin-right="0cm" fo:text-align="start" style:justify-single-word="false" fo:orphans="2" fo:widows="2" fo:text-indent="0cm" style:auto-text-indent="false" style:page-number="auto" style:writing-mode="lr-tb"/>
      <style:text-properties fo:font-variant="normal" fo:text-transform="none" fo:color="#000000" fo:letter-spacing="normal" fo:font-style="normal" fo:font-weight="normal" style:font-style-asian="normal" style:font-weight-asian="normal"/>
    </style:style>
    <style:style style:name="P2" style:family="paragraph" style:parent-style-name="Preformatted_20_Text">
      <style:paragraph-properties fo:text-align="start" style:justify-single-word="false" fo:orphans="2" fo:widows="2" style:writing-mode="lr-tb"/>
    </style:style>
    <style:style style:name="P3" style:family="paragraph" style:parent-style-name="Preformatted_20_Text">
      <style:paragraph-properties fo:text-align="start" style:justify-single-word="false" fo:orphans="2" fo:widows="2" style:writing-mode="lr-tb"/>
      <style:text-properties fo:font-variant="normal" fo:text-transform="none" fo:color="#000000" fo:letter-spacing="normal" fo:font-style="normal" fo:font-weight="normal" style:font-style-asian="normal" style:font-weight-asian="normal"/>
    </style:style>
    <style:style style:name="P4" style:family="paragraph" style:parent-style-name="Preformatted_20_Text">
      <style:paragraph-properties fo:text-align="start" style:justify-single-word="false" fo:orphans="2" fo:widows="2" style:writing-mode="lr-tb"/>
      <style:text-properties fo:font-variant="normal" fo:text-transform="none" fo:color="#000000" fo:letter-spacing="normal" fo:font-style="normal" fo:font-weight="normal" officeooo:paragraph-rsid="001db136" style:font-style-asian="normal" style:font-weight-asian="normal"/>
    </style:style>
    <style:style style:name="P5" style:family="paragraph" style:parent-style-name="Preformatted_20_Text">
      <style:paragraph-properties fo:margin-top="0cm" fo:margin-bottom="0.499cm" loext:contextual-spacing="false" fo:text-align="start" style:justify-single-word="false" fo:orphans="2" fo:widows="2" style:writing-mode="lr-tb"/>
      <style:text-properties fo:font-variant="normal" fo:text-transform="none" fo:color="#000000" fo:letter-spacing="normal" fo:font-style="normal" fo:font-weight="normal" style:font-style-asian="normal" style:font-weight-asian="normal"/>
    </style:style>
    <style:style style:name="P6" style:family="paragraph" style:parent-style-name="Standard">
      <style:paragraph-properties fo:text-align="start" style:justify-single-word="false" style:writing-mode="lr-tb"/>
    </style:style>
    <style:style style:name="T1" style:family="text">
      <style:text-properties officeooo:rsid="001ca4dd"/>
    </style:style>
    <style:style style:name="T2" style:family="text">
      <style:text-properties officeooo:rsid="001db136"/>
    </style:style>
    <style:style style:name="T3" style:family="text">
      <style:text-properties officeooo:rsid="001e20f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e Personal Banking System </text:p>
      <text:p text:style-name="P3">for the ZX<text:span text:style-name="T1">80, ZX81,</text:span> <text:span text:style-name="T1">ZX </text:span>Spectrum 48k/128k <text:span text:style-name="T1">and QL</text:span> range of computers.</text:p>
      <text:p text:style-name="P2"/>
      <text:p text:style-name="P3">The PBS took its name from the International Banking System which ran on an IBM 4331 mainframe. I was helping with the implementation at my Banking job. <text:s/>It was a tongue in cheek idea. <text:s/>The PBS was originally developed for the Sinclair range of computers (ZX80, ZX81, ZX Spectrum <text:span text:style-name="T3">and QL</text:span>) and was one of the first ZX programs to be sold with after sale maintenance. </text:p>
      <text:p text:style-name="P2"/>
      <text:p text:style-name="P3">It took over twenty minutes to Save and Verify the recordings on both sides of a cassette. <text:s/>If it failed to re-Load you had to do it all again. </text:p>
      <text:p text:style-name="P2"/>
      <text:p text:style-name="P3">So it first ran on little ZX80 home computer with a wobbly 16k RAM pack on the back! A far cry from its cousin the IBS running on an IBM Mainframe.</text:p>
      <text:p text:style-name="P2"/>
      <text:p text:style-name="P3">The program was twice featured in the top ten selling programs in the UK (Buffer Micro Shop) and was sold by distributors Syntax Software, Software Masters (Computer Bookshop Group), Hilderbay and Micromega (versions 3a and 4 only) under Licence. <text:s/>This was in addition to sales made in my own name and Hilton Computer Services (a company formed by myself and fellow members of the Orpington Computer Club). The Operations Manager at the Bank (my boss) asked me if I was planning to leave my job. <text:s/>No, of course not: I enjoy working here.</text:p>
      <text:p text:style-name="P2"/>
      <text:p text:style-name="P3">When first released for distribution by Syntax Software it was for sale at £15.00 to include a user manual. Further economies of scale enabled a price reduction for customers to £12.00 and later £10.00, but offered at £9.00 at all the Microfairs to reflect no P&amp;P. It was also on sale at Personal Computer World Show, Amstrad Computer Show, Bruce Everiss' All Formats Computer Fairs, Bob Brenchley's Gloucester Shows and a few others. A great chance to meet my customers, sometimes again and again. </text:p>
      <text:p text:style-name="P2"/>
      <text:p text:style-name="P3">It was also sold by Mail Order using a good advertising campaign. <text:s/>The PBS is rumoured to show Sir Clive's personal account! It was also sold overseas in the USA, Europe, Middle east, South Africa, even to a Park Ranger in NZ come to mind.</text:p>
      <text:p text:style-name="P2"/>
      <text:p text:style-name="P3">I did also offer the PBS as Freeware for a while after I had released a new version, so I could offer a previous version for free (sorry, plus P&amp;P). Customers were allowed to try the software and then decide to make a contribution to the scheme, if they wanted. <text:s/>It worked very well, but one customer sent 50p! I also had an upgrade facility where customers could swap their old for the latest copy for a small price. It worked very well.</text:p>
      <text:p text:style-name="P2"/>
      <text:p text:style-name="P3">All versions of the PBS software where written by me (JG) with just a little bit of help from my friends at the Orpington Computer Club of which I was a co-founder. <text:s/>None were written by MicroMega (who distributed under Licence for a while) as sometimes erroneously reported in the computer press and some reviews. None would run on a 16k Spectrum.</text:p>
      <text:p text:style-name="P2"/>
      <text:p text:style-name="P3">Nor am I the author, nor responsible for MicroMega's ZX81 BANK program (also listed as Personal Bank Account Management System), erroneously described as Personal Banking System in someo<text:span text:style-name="T1">n</text:span>e else's advert. </text:p>
      <text:p text:style-name="P2"/>
      <text:p text:style-name="P3">So we have cleared up a few confusions I hope.</text:p>
      <text:p text:style-name="P2"/>
      <text:p text:style-name="P3">With the invaluable assistance of Mr Nick Alexander (of Myrmidon's Microprint Software) we have a great Spectrum version 5b with a 50 column display. Coupled with m/c searches and keyboard scan, we have the best version yet! The latest version supplied here includes the Reconciliation module and has been modified to use Microdrives (only up to 7, sorry) and a disk drive.</text:p>
      <text:p text:style-name="P2"/>
      <text:p text:style-name="P3">The System consists of a suite of programs which are designed to be run on the Spectrum 48/128/+3/Next. The main object of the system is to maintain permanent records of your accounting transactions as viewed from a Bank account. <text:s/>The data <text:soft-page-break/>is stored within the program in the form of arrays and can be manipulated easily in order to perform useful tasks, including:</text:p>
      <text:p text:style-name="P2"/>
      <text:p text:style-name="P3">a) <text:s/>Display detailed single or sequential pages of entries posted to the main account (via Screen or printer).</text:p>
      <text:p text:style-name="P3">b) <text:s/>Automatically post standing orders on due dates at regular intervals (from monthly to annual).</text:p>
      <text:p text:style-name="P3">c) <text:s/>Make corrections or deletions at any time to entries previously input.</text:p>
      <text:p text:style-name="P3">d) <text:s/>Back dated entry - insert a previously omitted entry in correct date sequence within the account record.</text:p>
      <text:p text:style-name="P3">e) <text:s/>Search and locate particular items by date (or any part of the date), amount, cheque number or description. <text:s/>Provide totals by category + printout.</text:p>
      <text:p text:style-name="P3">f) <text:s/>Forward Projections - you have just been paid and you have some regular commitments for the month. <text:s/>How much have you got left to play with?</text:p>
      <text:p text:style-name="P2"/>
      <text:p text:style-name="P3">In order to protect the data stored in the program, comprehensive validation checks are performed. <text:s/>This is necessary so that once the program is entered, the computer is continually under program control until it is completed. <text:s/>The Personal Banking System can also be used in conjunction with a printer and produce statement pages with full details.</text:p>
      <text:p text:style-name="P2"/>
      <text:p text:style-name="P3">After completion of any cycle or operation the system offers you a choice of action or next step to be taken.</text:p>
      <text:p text:style-name="P2"/>
      <text:p text:style-name="P4"><text:span text:style-name="T2">V</text:span>ersions are available to run on ZX80, ZX81 (English and French), ZX Spectrum 5<text:span text:style-name="T2">b, </text:span>ZX Spectrum 5e (Spanish), QL, Amstrad CPC, Sam Coupe, PC Dos, PC Windows 10. There is also a Grundy NewBrain version (about 1000 of them) but unfortunately I do not have a copy. <text:s/>So if anyone has one, please let me know!</text:p>
      <text:p text:style-name="P2"/>
      <text:p text:style-name="P3">I have met some great people on the Journey.</text:p>
      <text:p text:style-name="P2"/>
      <text:p text:style-name="P5">Jack Gibbons ACIB</text:p>
      <text:p text:style-name="P6"/>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iberation Mono" svg:font-family="'Liberation Mono', 'Courier New'" style:font-family-generic="modern"/>
    <style:font-face style:name="NSimSun1" svg:font-family="NSimSun" style:font-family-generic="modern"/>
    <style:font-face style:name="Arial1" svg:font-family="Arial" style:font-family-generic="swiss"/>
    <style:font-face style:name="Microsoft YaHei" svg:font-family="'Microsoft YaHei'" style:font-pitch="variable"/>
    <style:font-face style:name="NSimSun2" svg:font-family="NSimSu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Arial2" svg:font-family="Arial" style:font-family-generic="swiss" style:font-pitch="variable"/>
    <style:font-face style:name="Liberation Sans" svg:font-family="'Liberation Sans', Arial" style:font-family-generic="swiss" style:font-pitch="variable"/>
    <style:font-face style:name="Arial" svg:font-family="Arial"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Liberation Serif1" fo:font-family="'Liberation Serif', 'Times New Roman'" style:font-family-generic="roman" style:font-pitch="variable" fo:font-size="12pt" fo:language="en" fo:country="GB" style:letter-kerning="true" style:font-name-asian="NSimSun2" style:font-family-asian="NSimSun" style:font-pitch-asian="variable" style:font-size-asian="12pt" style:language-asian="zh" style:country-asian="CN" style:font-name-complex="Arial2" style:font-family-complex="Arial" style:font-family-generic-complex="swiss"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Arial2" style:font-family-complex="Arial" style:font-family-generic-complex="swiss"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1" style:font-family-complex="Arial"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Courier New'" style:font-family-generic="modern" fo:font-size="10pt" style:font-name-asian="NSimSun1" style:font-family-asian="NSimSun" style:font-family-generic-asian="modern" style:font-size-asian="10pt" style:font-name-complex="Liberation Mono" style:font-family-complex="'Liberation Mono', 'Courier New'" style:font-family-generic-complex="modern"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8-01T11:21:33.462000000</meta:creation-date>
    <dc:date>2020-08-01T19:49:04.802000000</dc:date>
    <meta:editing-cycles>4</meta:editing-cycles>
    <meta:editing-duration>PT9M53S</meta:editing-duration>
    <meta:print-date>1995-11-21T17:41:00</meta:print-date>
    <meta:generator>LibreOffice/6.3.5.2$Windows_X86_64 LibreOffice_project/dd0751754f11728f69b42ee2af66670068624673</meta:generator>
    <meta:document-statistic meta:table-count="0" meta:image-count="0" meta:object-count="0" meta:page-count="2" meta:paragraph-count="25" meta:word-count="934" meta:character-count="5307" meta:non-whitespace-character-count="4373"/>
  </office:meta>
</office:document-meta>
</file>